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unusable.</text:p>
          </table:table-cell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 office:value-type="string">
            <text:p>Bathroom ho〜!</text:p>
          </table:table-cell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 office:value-type="string">
            <text:p>Ahh... there's no runnin' water since this
place is abandoned'n all. Guess we can't use
these.</text:p>
          </table:table-cell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 office:value-type="string">
            <text:p>Hey, Alien-chan, you don't need the potty, do
ya?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uu!</text:p>
          </table:table-cell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 office:value-type="string">
            <text:p>Did you forget what I told you at the hot
Spriiings?</text:p>
          </table:table-cell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 office:value-type="string">
            <text:p>These suits come with a function that allows it
to instantly decompose all waste products as
they're secreted from your body's Surfaaace.</text:p>
          </table:table-cell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Wait, does that mean...</text:p>
          </table:table-cell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Pee is no Exceptiooon!</text:p>
          </table:table-cell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 office:value-type="string">
            <text:p>Set the decomposition system on this baby to
max, and it'll break down your urine the instant
it comes Ouuut!</text:p>
          </table:table-cell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 office:value-type="string">
            <text:p>That is to say, I have no need of primitive
inventions like toilets when my suit is my
Toileeet!! Wahahahahaaa!!</text:p>
          </table:table-cell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-I'm kinda jealous, but...)</text:p>
          </table:table-cell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 office:value-type="string">
            <text:p>(Isn't that just like peeing yourself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